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Impl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PrimaryNode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I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mpl.EventImpl( int type , Path path , ItemId itemId , NodeId parentId , Name primaryNodeTypeName , Name [ ] mixinTypeNames ,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Impl.getMixin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